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0.825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4.446cm" fo:break-before="auto" style:use-optimal-row-height="false"/>
    </style:style>
    <style:style style:name="ro11" style:family="table-row">
      <style:table-row-properties style:row-height="4.524cm" fo:break-before="auto" style:use-optimal-row-height="false"/>
    </style:style>
    <style:style style:name="ro12" style:family="table-row">
      <style:table-row-properties style:row-height="4.022cm" fo:break-before="auto" style:use-optimal-row-height="false"/>
    </style:style>
    <style:style style:name="ro13" style:family="table-row">
      <style:table-row-properties style:row-height="8.043cm" fo:break-before="auto" style:use-optimal-row-height="false"/>
    </style:style>
    <style:style style:name="ro14" style:family="table-row">
      <style:table-row-properties style:row-height="3.519cm" fo:break-before="auto" style:use-optimal-row-height="false"/>
    </style:style>
    <style:style style:name="ro15" style:family="table-row">
      <style:table-row-properties style:row-height="7.541cm" fo:break-before="auto" style:use-optimal-row-height="false"/>
    </style:style>
    <style:style style:name="ro16" style:family="table-row">
      <style:table-row-properties style:row-height="12.065cm" fo:break-before="auto" style:use-optimal-row-height="false"/>
    </style:style>
    <style:style style:name="ro17" style:family="table-row">
      <style:table-row-properties style:row-height="11.06cm" fo:break-before="auto" style:use-optimal-row-height="false"/>
    </style:style>
    <style:style style:name="ro18" style:family="table-row">
      <style:table-row-properties style:row-height="12.568cm" fo:break-before="auto" style:use-optimal-row-height="false"/>
    </style:style>
    <style:style style:name="ro20"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transparent"/>
    </style:style>
    <style:style style:name="T1"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2"/>
        <table:table-column table:style-name="co4" table:number-columns-repeated="3" table:default-cell-style-name="ce2"/>
        <table:table-column table:style-name="co5" table:default-cell-style-name="ce2"/>
        <table:table-column table:style-name="co3" table:number-columns-repeated="252" table:default-cell-style-name="ce2"/>
        <table:table-column table:style-name="co3" table:number-columns-repeated="767" table:default-cell-style-name="ce6"/>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4" office:value-type="string">
            <text:p>fr</text:p>
          </table:table-cell>
          <table:table-cell table:number-columns-repeated="1019"/>
        </table:table-row>
        <table:table-row table:style-name="ro2">
          <table:table-cell table:style-name="ce1" office:value-type="string">
            <text:p>APPLY</text:p>
          </table:table-cell>
          <table:table-cell table:style-name="ce3" office:value-type="string">
            <text:p>Apply</text:p>
          </table:table-cell>
          <table:table-cell table:style-name="ce3" office:value-type="string">
            <text:p>Применить</text:p>
          </table:table-cell>
          <table:table-cell table:style-name="ce3" office:value-type="string">
            <text:p>Anwenden</text:p>
          </table:table-cell>
          <table:table-cell table:style-name="ce5" office:value-type="string">
            <text:p>Appliquer</text:p>
          </table:table-cell>
          <table:table-cell table:number-columns-repeated="1019"/>
        </table:table-row>
        <table:table-row table:style-name="ro3">
          <table:table-cell table:style-name="ce1" office:value-type="string">
            <text:p>ARE_YOU_SURE</text:p>
          </table:table-cell>
          <table:table-cell table:style-name="ce3" office:value-type="string">
            <text:p>Are you sure?</text:p>
          </table:table-cell>
          <table:table-cell table:style-name="ce3" office:value-type="string">
            <text:p>Вы уверены?</text:p>
          </table:table-cell>
          <table:table-cell table:style-name="ce3" office:value-type="string">
            <text:p>Sind Sie sicher?</text:p>
          </table:table-cell>
          <table:table-cell table:style-name="ce5" office:value-type="string">
            <text:p>Etes-vous sûr ?</text:p>
          </table:table-cell>
          <table:table-cell table:number-columns-repeated="1019"/>
        </table:table-row>
        <table:table-row table:style-name="ro2">
          <table:table-cell table:style-name="ce1" office:value-type="string">
            <text:p>CANCEL</text:p>
          </table:table-cell>
          <table:table-cell table:style-name="ce3" office:value-type="string">
            <text:p>Cancel</text:p>
          </table:table-cell>
          <table:table-cell table:style-name="ce3" office:value-type="string">
            <text:p>Отмена</text:p>
          </table:table-cell>
          <table:table-cell table:style-name="ce3" office:value-type="string">
            <text:p>Abbrechen</text:p>
          </table:table-cell>
          <table:table-cell table:style-name="ce5" office:value-type="string">
            <text:p>Annuler</text:p>
          </table:table-cell>
          <table:table-cell table:number-columns-repeated="1019"/>
        </table:table-row>
        <table:table-row table:style-name="ro2">
          <table:table-cell table:style-name="ce1" office:value-type="string">
            <text:p>DELETE</text:p>
          </table:table-cell>
          <table:table-cell table:style-name="ce3" office:value-type="string">
            <text:p>Delete</text:p>
          </table:table-cell>
          <table:table-cell table:style-name="ce3" office:value-type="string">
            <text:p>Удалить</text:p>
          </table:table-cell>
          <table:table-cell table:style-name="ce3" office:value-type="string">
            <text:p>Löschen</text:p>
          </table:table-cell>
          <table:table-cell table:style-name="ce5" office:value-type="string">
            <text:p>Supprimer</text:p>
          </table:table-cell>
          <table:table-cell table:number-columns-repeated="1019"/>
        </table:table-row>
        <table:table-row table:style-name="ro3">
          <table:table-cell table:style-name="ce1" office:value-type="string">
            <text:p>DESC_AUTHOR</text:p>
          </table:table-cell>
          <table:table-cell table:style-name="ce3" office:value-type="string">
            <text:p>Author:</text:p>
          </table:table-cell>
          <table:table-cell table:style-name="ce3" office:value-type="string">
            <text:p>Автор:</text:p>
          </table:table-cell>
          <table:table-cell table:style-name="ce3" office:value-type="string">
            <text:p>Autor:</text:p>
          </table:table-cell>
          <table:table-cell table:style-name="ce5" office:value-type="string">
            <text:p>Auteur :</text:p>
          </table:table-cell>
          <table:table-cell table:number-columns-repeated="1019"/>
        </table:table-row>
        <table:table-row table:style-name="ro4">
          <table:table-cell table:style-name="ce1" office:value-type="string">
            <text:p>DESC_AUTHOR_EMAIL</text:p>
          </table:table-cell>
          <table:table-cell table:style-name="ce3" office:value-type="string">
            <text:p>Author email:</text:p>
          </table:table-cell>
          <table:table-cell table:style-name="ce3" office:value-type="string">
            <text:p>Почта автора:</text:p>
          </table:table-cell>
          <table:table-cell table:style-name="ce3" office:value-type="string">
            <text:p>Autor E-Mail:</text:p>
          </table:table-cell>
          <table:table-cell table:style-name="ce5"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3" office:value-type="string">
            <text:p>Description:</text:p>
          </table:table-cell>
          <table:table-cell table:style-name="ce3" office:value-type="string">
            <text:p>Описание:</text:p>
          </table:table-cell>
          <table:table-cell table:style-name="ce3" office:value-type="string">
            <text:p>Beschreibung:</text:p>
          </table:table-cell>
          <table:table-cell table:style-name="ce5"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3" office:value-type="string">
            <text:p>Enter your name:</text:p>
          </table:table-cell>
          <table:table-cell table:style-name="ce3" office:value-type="string">
            <text:p>Введите своё имя:</text:p>
          </table:table-cell>
          <table:table-cell table:style-name="ce3" office:value-type="string">
            <text:p>Geben Sie Ihren Namen ein:</text:p>
          </table:table-cell>
          <table:table-cell table:style-name="ce5"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beim letzten Mal verwendete Layout kann nicht mehr gefunden werden. Stattdessen wurde ein anderes benutzt.</text:p>
          </table:table-cell>
          <table:table-cell table:style-name="ce5"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3" office:value-type="string">
            <text:p>The layout is no longer available. The save file cannot be used.</text:p>
          </table:table-cell>
          <table:table-cell table:style-name="ce3" office:value-type="string">
            <text:p>Раскладка не найдена. Файл сохранения не может быть использован.</text:p>
          </table:table-cell>
          <table:table-cell table:style-name="ce3" office:value-type="string">
            <text:p>Das Layout ist nicht länger verfügbar. Die gespeicherte Datei kann nicht verwendet werden.</text:p>
          </table:table-cell>
          <table:table-cell table:style-name="ce5"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Änderung wird das laufende Spiel unterbrechen</text:p>
          </table:table-cell>
          <table:table-cell table:style-name="ce5" office:value-type="string">
            <text:p>Ce changement interrompra le jeu en cours</text:p>
          </table:table-cell>
          <table:table-cell table:number-columns-repeated="1019"/>
        </table:table-row>
        <table:table-row table:style-name="ro4">
          <table:table-cell table:style-name="ce1" office:value-type="string">
            <text:p>GAME_DIFFICULTY_EASY</text:p>
          </table:table-cell>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5"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5"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5" office:value-type="string">
            <text:p>Classique</text:p>
          </table:table-cell>
          <table:table-cell table:number-columns-repeated="1019"/>
        </table:table-row>
        <table:table-row table:style-name="ro3">
          <table:table-cell table:style-name="ce1" office:value-type="string">
            <text:p>GAME_ELAPSED_TIME</text:p>
          </table:table-cell>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5" office:value-type="string">
            <text:p>Temps écoulé</text:p>
          </table:table-cell>
          <table:table-cell table:number-columns-repeated="1019"/>
        </table:table-row>
        <table:table-row table:style-name="ro8">
          <table:table-cell table:style-name="ce1" office:value-type="string">
            <text:p>GAME_GAME_TYPE_AND_LAYOUT</text:p>
          </table:table-cell>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5"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5" office:value-type="string">
            <text:p>Suggestion</text:p>
          </table:table-cell>
          <table:table-cell table:number-columns-repeated="1019"/>
        </table:table-row>
        <table:table-row table:style-name="ro2">
          <table:table-cell table:style-name="ce1" office:value-type="string">
            <text:p>GAME_INFO</text:p>
          </table:table-cell>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5" office:value-type="string">
            <text:p>Informations</text:p>
          </table:table-cell>
          <table:table-cell table:number-columns-repeated="1019"/>
        </table:table-row>
        <table:table-row table:style-name="ro8">
          <table:table-cell table:style-name="ce1" office:value-type="string">
            <text:p>GAME_HAS_BEEN_SAVED_AS</text:p>
          </table:table-cell>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5"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5" office:value-type="string">
            <text:p>Charger</text:p>
          </table:table-cell>
          <table:table-cell table:number-columns-repeated="1019"/>
        </table:table-row>
        <table:table-row table:style-name="ro6">
          <table:table-cell table:style-name="ce1" office:value-type="string">
            <text:p>GAME_TYPE_DIFFICULTY_LAYOUT_HINTS_UNDOS_TIME</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ки: %s</text:p>
            <text:p>Отмены: %s</text:p>
            <text:p>Время: %s</text:p>
          </table:table-cell>
          <table:table-cell table:style-name="ce3" office:value-type="string">
            <text:p>Typ: %s</text:p>
            <text:p>Schwierigkeit: %s</text:p>
            <text:p>Layout: %s</text:p>
            <text:p>Hinweise: %s</text:p>
            <text:p>Rücknahmen: %s</text:p>
            <text:p>Zeit: %s</text:p>
          </table:table-cell>
          <table:table-cell table:style-name="ce5"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5" office:value-type="string">
            <text:p>Shisen-Sho</text:p>
          </table:table-cell>
          <table:table-cell table:number-columns-repeated="1019"/>
        </table:table-row>
        <table:table-row table:style-name="ro8">
          <table:table-cell table:style-name="ce1" office:value-type="string">
            <text:p>GAME_TYPE_SHISENSHO_GRAVITY</text:p>
          </table:table-cell>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5"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3" office:value-type="string">
            <text:p>Solitaire</text:p>
          </table:table-cell>
          <table:table-cell table:style-name="ce3" office:value-type="string">
            <text:p>Пасьянс</text:p>
          </table:table-cell>
          <table:table-cell table:style-name="ce3" office:value-type="string">
            <text:p>Solitär</text:p>
          </table:table-cell>
          <table:table-cell table:style-name="ce5" office:value-type="string">
            <text:p>Solitaire</text:p>
          </table:table-cell>
          <table:table-cell table:number-columns-repeated="1019"/>
        </table:table-row>
        <table:table-row table:style-name="ro8">
          <table:table-cell table:style-name="ce1" office:value-type="string">
            <text:p>GAME_REMOVED_TILES_ALTOGETHER</text:p>
          </table:table-cell>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Entfernte Spielsteine / Insgesamt</text:p>
          </table:table-cell>
          <table:table-cell table:style-name="ce5"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 starten</text:p>
          </table:table-cell>
          <table:table-cell table:style-name="ce5"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3" office:value-type="string">
            <text:p>Save</text:p>
          </table:table-cell>
          <table:table-cell table:style-name="ce3" office:value-type="string">
            <text:p>Сохранить</text:p>
          </table:table-cell>
          <table:table-cell table:style-name="ce3" office:value-type="string">
            <text:p>Speichern</text:p>
          </table:table-cell>
          <table:table-cell table:style-name="ce5" office:value-type="string">
            <text:p>Sauvegarder</text:p>
          </table:table-cell>
          <table:table-cell table:number-columns-repeated="1019"/>
        </table:table-row>
        <table:table-row table:style-name="ro3">
          <table:table-cell table:style-name="ce1" office:value-type="string">
            <text:p>GAME_SETTINGS</text:p>
          </table:table-cell>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5" office:value-type="string">
            <text:p>Paramètres</text:p>
          </table:table-cell>
          <table:table-cell table:number-columns-repeated="1019"/>
        </table:table-row>
        <table:table-row table:style-name="ro3">
          <table:table-cell table:style-name="ce1" office:value-type="string">
            <text:p>GAME_SHUFFLE</text:p>
          </table:table-cell>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5" office:value-type="string">
            <text:p>Mélanger</text:p>
          </table:table-cell>
          <table:table-cell table:number-columns-repeated="1019"/>
        </table:table-row>
        <table:table-row table:style-name="ro4">
          <table:table-cell table:style-name="ce1" office:value-type="string">
            <text:p>GAME_SOUND_TRACK</text:p>
          </table:table-cell>
          <table:table-cell table:style-name="ce3" office:value-type="string">
            <text:p>Sound track</text:p>
          </table:table-cell>
          <table:table-cell table:style-name="ce3" office:value-type="string">
            <text:p>Музыкальная дорожка</text:p>
          </table:table-cell>
          <table:table-cell table:style-name="ce3" office:value-type="string">
            <text:p>Soundtrack</text:p>
          </table:table-cell>
          <table:table-cell table:style-name="ce5" office:value-type="string">
            <text:p>Piste sonore</text:p>
          </table:table-cell>
          <table:table-cell table:number-columns-repeated="1019"/>
        </table:table-row>
        <table:table-row table:style-name="ro3">
          <table:table-cell table:style-name="ce1" office:value-type="string">
            <text:p>GAME_START</text:p>
          </table:table-cell>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5"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5" office:value-type="string">
            <text:p>Statistiques</text:p>
          </table:table-cell>
          <table:table-cell table:number-columns-repeated="1019"/>
        </table:table-row>
        <table:table-row table:style-name="ro9">
          <table:table-cell table:style-name="ce1" office:value-type="string">
            <text:p>GAME_TILE_PAIRS_YOU_CAN_REMOVE</text:p>
          </table:table-cell>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5" office:value-type="string">
            <text:p>Paires de tuiles que vous pouvez enlever</text:p>
          </table:table-cell>
          <table:table-cell table:number-columns-repeated="1019"/>
        </table:table-row>
        <table:table-row table:style-name="ro3">
          <table:table-cell table:style-name="ce1" office:value-type="string">
            <text:p>GAME_QUIT</text:p>
          </table:table-cell>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5" office:value-type="string">
            <text:p>Quitter</text:p>
          </table:table-cell>
          <table:table-cell table:number-columns-repeated="1019"/>
        </table:table-row>
        <table:table-row table:style-name="ro3">
          <table:table-cell table:style-name="ce1" office:value-type="string">
            <text:p>GAME_UNDO</text:p>
          </table:table-cell>
          <table:table-cell table:style-name="ce3" office:value-type="string">
            <text:p>Undo</text:p>
          </table:table-cell>
          <table:table-cell table:style-name="ce3" office:value-type="string">
            <text:p>Отменить</text:p>
          </table:table-cell>
          <table:table-cell table:style-name="ce3" office:value-type="string">
            <text:p>Zurücknehmen</text:p>
          </table:table-cell>
          <table:table-cell table:style-name="ce5" office:value-type="string">
            <text:p>Défaire</text:p>
          </table:table-cell>
          <table:table-cell table:number-columns-repeated="1019"/>
        </table:table-row>
        <table:table-row table:style-name="ro3">
          <table:table-cell table:style-name="ce1" office:value-type="string">
            <text:p>GFX_QUALITY_LOW</text:p>
          </table:table-cell>
          <table:table-cell table:style-name="ce3" office:value-type="string">
            <text:p>Low</text:p>
          </table:table-cell>
          <table:table-cell table:style-name="ce3" office:value-type="string">
            <text:p>Низкое</text:p>
          </table:table-cell>
          <table:table-cell table:style-name="ce3" office:value-type="string">
            <text:p>Niedrig</text:p>
          </table:table-cell>
          <table:table-cell table:style-name="ce5" office:value-type="string">
            <text:p>Basse</text:p>
          </table:table-cell>
          <table:table-cell table:number-columns-repeated="1019"/>
        </table:table-row>
        <table:table-row table:style-name="ro3">
          <table:table-cell table:style-name="ce1" office:value-type="string">
            <text:p>GFX_QUALITY_MEDIUM</text:p>
          </table:table-cell>
          <table:table-cell table:style-name="ce3" office:value-type="string">
            <text:p>Medium</text:p>
          </table:table-cell>
          <table:table-cell table:style-name="ce3" office:value-type="string">
            <text:p>Среднее</text:p>
          </table:table-cell>
          <table:table-cell table:style-name="ce3" office:value-type="string">
            <text:p>Mittel</text:p>
          </table:table-cell>
          <table:table-cell table:style-name="ce5" office:value-type="string">
            <text:p>Moyenne</text:p>
          </table:table-cell>
          <table:table-cell table:number-columns-repeated="1019"/>
        </table:table-row>
        <table:table-row table:style-name="ro3">
          <table:table-cell table:style-name="ce1" office:value-type="string">
            <text:p>GFX_QUALITY_HIGH</text:p>
          </table:table-cell>
          <table:table-cell table:style-name="ce3" office:value-type="string">
            <text:p>High</text:p>
          </table:table-cell>
          <table:table-cell table:style-name="ce3" office:value-type="string">
            <text:p>Высокое</text:p>
          </table:table-cell>
          <table:table-cell table:style-name="ce3" office:value-type="string">
            <text:p>Hoch</text:p>
          </table:table-cell>
          <table:table-cell table:style-name="ce5" office:value-type="string">
            <text:p>Haute</text:p>
          </table:table-cell>
          <table:table-cell table:number-columns-repeated="1019"/>
        </table:table-row>
        <table:table-row table:style-name="ro3">
          <table:table-cell table:style-name="ce1" office:value-type="string">
            <text:p>GFX_QUALITY_CUSTOM</text:p>
          </table:table-cell>
          <table:table-cell table:style-name="ce3" office:value-type="string">
            <text:p>Custom</text:p>
          </table:table-cell>
          <table:table-cell table:style-name="ce3" office:value-type="string">
            <text:p>Настроить</text:p>
          </table:table-cell>
          <table:table-cell table:style-name="ce3" office:value-type="string">
            <text:p>Benutzerdefiniert</text:p>
          </table:table-cell>
          <table:table-cell table:style-name="ce5"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3" office:value-type="string">
            <text:p>Your hardware does not support Shader Model 2.0. This may crash the applications.</text:p>
          </table:table-cell>
          <table:table-cell table:style-name="ce3" office:value-type="string">
            <text:p>Похоже что ваша система не поддерживает Shader Model 2.0. Это может привести к падению приложения.</text:p>
          </table:table-cell>
          <table:table-cell table:style-name="ce3" office:value-type="string">
            <text:p>Ihre Hardware unterstützt kein Shader Modell 2.0. Dies kann zur Spielabstürzen führen.</text:p>
          </table:table-cell>
          <table:table-cell table:style-name="ce5"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3" office:value-type="string">
            <text:p>About</text:p>
          </table:table-cell>
          <table:table-cell table:style-name="ce3" office:value-type="string">
            <text:p>О программе</text:p>
          </table:table-cell>
          <table:table-cell table:style-name="ce3" office:value-type="string">
            <text:p>Über</text:p>
          </table:table-cell>
          <table:table-cell table:style-name="ce5"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3"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0">
          <table:table-cell table:style-name="ce1" office:value-type="string">
            <text:p>INFO_ABOUT_TXT</text:p>
          </table:table-cell>
          <table:table-cell table:style-name="ce3"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text:span text:style-name="T1">Thierry Delaunay - French translation.</text:span></text:p>
            <text:p/>
            <text:p>Web page:</text:p>
            <text:p>[window='Info/Link1']</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text:span text:style-name="T1">Thierry Delaunay - Французский перевод.</text:span></text:p>
            <text:p/>
            <text:p>Веб-страница:</text:p>
            <text:p>[window='Info/Link1']</text:p>
          </table:table-cell>
          <table:table-cell table:style-name="ce3"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text:span text:style-name="T1">Thierry Delaunay - Französische Übersetzung.</text:span></text:p>
            <text:p/>
            <text:p>Web-Seite:</text:p>
            <text:p>[window='Info/Link1']</text:p>
          </table:table-cell>
          <table:table-cell table:style-name="ce5" office:value-type="string">
            <text:p>Ceci est un jeu de Mahjong solitaire classique. C'est la premère étape sur la longue route vers un RPG Open Source que nous (équipe OGS) souhaitons créer.</text:p>
            <text:p><text:s/></text:p>
            <text:p>Equipe [image='set:Logos image:OGS'] :</text:p>
            <text:p>Michael Kapelko - code et contenu ;</text:p>
            <text:p>Ivan Korystin - conception du gameplay, contenu et QA.</text:p>
            <text:p><text:s/></text:p>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ext:p><text:s/></text:p>
            <text:p>Bibliothèques :</text:p>
            <text:p>[image='set:Logos image:OGRE'] avec backend [image='set:Logos image:OpenGL']</text:p>
            <text:p><text:s/></text:p>
            <text:p>[image='set:Logos image:CEGUI']</text:p>
            <text:p><text:s/></text:p>
            <text:p>[image='set:Logos image:OpenAL']</text:p>
            <text:p><text:s/></text:p>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ext:p><text:s/></text:p>
            <text:p>Traducteurs :</text:p>
            <text:p>Ekaterina Kamshilina - traduction originale allemande.</text:p>
            <text:p>Jürgen Rauscher - a corrigé la traduction originale allemande.</text:p>
            <text:p>Dirk Pervölz - a corrigé la traduction originale allemande.</text:p>
            <text:p>Thierry Delaunay - traduction originale française.</text:p>
            <text:p><text:s/></text:p>
            <text:p>Page Web :</text:p>
            <text:p>[window='Info/Link1']</text:p>
          </table:table-cell>
          <table:table-cell table:number-columns-repeated="1019"/>
        </table:table-row>
        <table:table-row table:style-name="ro3">
          <table:table-cell table:style-name="ce1" office:value-type="string">
            <text:p>INFO_LICENSE</text:p>
          </table:table-cell>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5" office:value-type="string">
            <text:p>Licence</text:p>
          </table:table-cell>
          <table:table-cell table:number-columns-repeated="1019"/>
        </table:table-row>
        <table:table-row table:style-name="ro10">
          <table:table-cell table:style-name="ce1" office:value-type="string">
            <text:p>INFO_LICENSE_TXT</text:p>
          </table:table-cell>
          <table:table-cell table:style-name="ce3"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3']</text:p>
          </table:table-cell>
          <table:table-cell table:style-name="ce3" table:number-columns-repeated="2"/>
          <table:table-cell table:style-name="ce5" office:value-type="string">
            <text:p>Copyright (C) 2010-2011, Opensource Game Studio</text:p>
            <text:p/>
            <text:p>OGS Mahjong est un logiciel gratuit : vous pouvez le redistribuer et/ou le modifier dans les termes de la GNU General Public License comme publié par la Free Software Foundation, que ce soit la version 3 de la licence, ou (selon votre option) toute version ultérieure.</text:p>
            <text:p/>
            <text:p>OGS Mahjong est distribué avec l'espoir qu'il sera utile, mais SANS AUCUNE GARANTIE ; sans même la garantie implicite de COMMERCIALISATION <text:s/>ou D'ADAPTATION POUR UN BUT PARTICULIER. Voir la GNU General Public License pour plus de détails.</text:p>
            <text:p/>
            <text:p>Vous pourriez avoir reçu une copie de la GNU General Public License avec OGS Mahjong. Si non, voir</text:p>
            <text:p>[window='Info/Link3']</text:p>
          </table:table-cell>
          <table:table-cell table:number-columns-repeated="1019"/>
        </table:table-row>
        <table:table-row table:style-name="ro2">
          <table:table-cell table:style-name="ce1" office:value-type="string">
            <text:p>INFO_RULES</text:p>
          </table:table-cell>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5" office:value-type="string">
            <text:p>Règles</text:p>
          </table:table-cell>
          <table:table-cell table:number-columns-repeated="1019"/>
        </table:table-row>
        <table:table-row table:style-name="ro10">
          <table:table-cell table:style-name="ce1" office:value-type="string">
            <text:p>INFO_RULES_TXT</text:p>
          </table:table-cell>
          <table:table-cell table:style-name="ce3"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
            <text:p>Tiles in various themes may look different.</text:p>
          </table:table-cell>
          <table:table-cell table:style-name="ce3"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
            <text:p>В различных темах масти фишек могут выглядеть по-разному.</text:p>
          </table:table-cell>
          <table:table-cell table:style-name="ce3"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
            <text:p>Shisen-So.</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
            <text:p>Shisen-So + Gravitation.</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
            <text:p>Spielsteinen in verschiedenen Themen können anders aussehen.</text:p>
          </table:table-cell>
          <table:table-cell table:style-name="ce5" office:value-type="string">
            <text:p>Solitaire.</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Shisen-Sho.</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LOAD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5" office:value-type="string">
            <text:p>Charger</text:p>
          </table:table-cell>
          <table:table-cell table:number-columns-repeated="1019"/>
        </table:table-row>
        <table:table-row table:style-name="ro11">
          <table:table-cell table:style-name="ce1" office:value-type="string">
            <text:p>LOAD_INFO</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ок: %s</text:p>
            <text:p>Отмена: %s</text:p>
            <text:p>Время: %s</text:p>
          </table:table-cell>
          <table:table-cell table:style-name="ce3" office:value-type="string">
            <text:p>Typ: %s</text:p>
            <text:p>Schwierigkeit: %s</text:p>
            <text:p>Layout: %s</text:p>
            <text:p>Tipps: %s</text:p>
            <text:p>Rücknahmen: %s</text:p>
            <text:p>Dauer: %s</text:p>
          </table:table-cell>
          <table:table-cell table:style-name="ce5"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5" office:value-type="string">
            <text:p>Non</text:p>
          </table:table-cell>
          <table:table-cell table:number-columns-repeated="1019"/>
        </table:table-row>
        <table:table-row table:style-name="ro4">
          <table:table-cell table:style-name="ce1" office:value-type="string">
            <text:p>NO_DESC</text:p>
          </table:table-cell>
          <table:table-cell table:style-name="ce3" office:value-type="string">
            <text:p>No description</text:p>
          </table:table-cell>
          <table:table-cell table:style-name="ce3" office:value-type="string">
            <text:p>Нет описания</text:p>
          </table:table-cell>
          <table:table-cell table:style-name="ce3" office:value-type="string">
            <text:p>Keine Beschreibung</text:p>
          </table:table-cell>
          <table:table-cell table:style-name="ce5" office:value-type="string">
            <text:p>Pas de description</text:p>
          </table:table-cell>
          <table:table-cell table:number-columns-repeated="1019"/>
        </table:table-row>
        <table:table-row table:style-name="ro2">
          <table:table-cell table:style-name="ce1" office:value-type="string">
            <text:p>OK</text:p>
          </table:table-cell>
          <table:table-cell table:style-name="ce3" table:number-columns-repeated="3"/>
          <table:table-cell table:style-name="ce5"/>
          <table:table-cell table:number-columns-repeated="1019"/>
        </table:table-row>
        <table:table-row table:style-name="ro9">
          <table:table-cell table:style-name="ce1" office:value-type="string">
            <text:p>SAVE_GAME_BEFORE_EXIT</text:p>
          </table:table-cell>
          <table:table-cell table:style-name="ce3" office:value-type="string">
            <text:p>Do you want to save the game before exit?</text:p>
          </table:table-cell>
          <table:table-cell table:style-name="ce3" office:value-type="string">
            <text:p>Сохранить игру перед выходом?</text:p>
          </table:table-cell>
          <table:table-cell table:style-name="ce3" office:value-type="string">
            <text:p>Wollen Sie das Spiel vor dem Beenden speichern?</text:p>
          </table:table-cell>
          <table:table-cell table:style-name="ce5"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3" office:value-type="string">
            <text:p>Anti-aliasing:</text:p>
          </table:table-cell>
          <table:table-cell table:style-name="ce3" office:value-type="string">
            <text:p>Сглаживание:</text:p>
          </table:table-cell>
          <table:table-cell table:style-name="ce3" office:value-type="string">
            <text:p>Anti-Aliasing:</text:p>
          </table:table-cell>
          <table:table-cell table:style-name="ce5"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3" office:value-type="string">
            <text:p>Audio</text:p>
          </table:table-cell>
          <table:table-cell table:style-name="ce3" office:value-type="string">
            <text:p>Аудио</text:p>
          </table:table-cell>
          <table:table-cell table:style-name="ce3" office:value-type="string">
            <text:p>Audio</text:p>
          </table:table-cell>
          <table:table-cell table:style-name="ce5" office:value-type="string">
            <text:p>Audio</text:p>
          </table:table-cell>
          <table:table-cell table:number-columns-repeated="1019"/>
        </table:table-row>
        <table:table-row table:style-name="ro3">
          <table:table-cell table:style-name="ce1" office:value-type="string">
            <text:p>SETTINGS_CONTROLS</text:p>
          </table:table-cell>
          <table:table-cell table:style-name="ce3" office:value-type="string">
            <text:p>Controls</text:p>
          </table:table-cell>
          <table:table-cell table:style-name="ce3" office:value-type="string">
            <text:p>Управление</text:p>
          </table:table-cell>
          <table:table-cell table:style-name="ce3" office:value-type="string">
            <text:p>Steuerung</text:p>
          </table:table-cell>
          <table:table-cell table:style-name="ce5"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5" office:value-type="string">
            <text:p>Plein écran</text:p>
          </table:table-cell>
          <table:table-cell table:number-columns-repeated="1019"/>
        </table:table-row>
        <table:table-row table:style-name="ro3">
          <table:table-cell table:style-name="ce1" office:value-type="string">
            <text:p>SETTING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5" office:value-type="string">
            <text:p>Jeu</text:p>
          </table:table-cell>
          <table:table-cell table:number-columns-repeated="1019"/>
        </table:table-row>
        <table:table-row table:style-name="ro4">
          <table:table-cell table:style-name="ce1" office:value-type="string">
            <text:p>SETTINGS_GENERAL_VOLUME</text:p>
          </table:table-cell>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5"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3" office:value-type="string">
            <text:p>Graphics quality:</text:p>
          </table:table-cell>
          <table:table-cell table:style-name="ce3" office:value-type="string">
            <text:p>Качество графики:</text:p>
          </table:table-cell>
          <table:table-cell table:style-name="ce3" office:value-type="string">
            <text:p>Grafikqualität:</text:p>
          </table:table-cell>
          <table:table-cell table:style-name="ce5" office:value-type="string">
            <text:p>Qualité graphique :</text:p>
          </table:table-cell>
          <table:table-cell table:number-columns-repeated="1019"/>
        </table:table-row>
        <table:table-row table:style-name="ro12">
          <table:table-cell table:style-name="ce1" office:value-type="string">
            <text:p>SETTINGS_DESC_ANTIALIASING</text:p>
          </table:table-cell>
          <table:table-cell table:style-name="ce3" office:value-type="string">
            <text:p>The larger is the antialiasing factor, the smoother are object edges</text:p>
          </table:table-cell>
          <table:table-cell table:style-name="ce3" office:value-type="string">
            <text:p>Чем выше сглаживание, тем более гладкими будут грани объектов.</text:p>
          </table:table-cell>
          <table:table-cell table:style-name="ce3" office:value-type="string">
            <text:p>Je höher der Anti-Aliasing-Faktor, desto glatter werden die Objektkanten dargestellt.</text:p>
          </table:table-cell>
          <table:table-cell table:style-name="ce5"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3" office:value-type="string">
            <text:p>Game sounding</text:p>
          </table:table-cell>
          <table:table-cell table:style-name="ce3" office:value-type="string">
            <text:p>Звучание игры</text:p>
          </table:table-cell>
          <table:table-cell table:style-name="ce3" office:value-type="string">
            <text:p>Spielgeräusche</text:p>
          </table:table-cell>
          <table:table-cell table:style-name="ce5" office:value-type="string">
            <text:p>Sonorisation du jeu</text:p>
          </table:table-cell>
          <table:table-cell table:number-columns-repeated="1019"/>
        </table:table-row>
        <table:table-row table:style-name="ro13">
          <table:table-cell table:style-name="ce1" office:value-type="string">
            <text:p>SETTINGS_DESC_DIFFICULTY</text:p>
          </table:table-cell>
          <table:table-cell table:style-name="ce3" office:value-type="string">
            <text:p>Classic difficulty corresponds to a normal Mahjong with full tile set. Lower difficulties have reduced tile sets.</text:p>
          </table:table-cell>
          <table:table-cell table:style-name="ce3"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3" office:value-type="string">
            <text:p>Der klassische Schwierigkeitsgrad ergibt ein normales Mahjong-Spielfeld mit allen Spielsteinarten. Niedrigere Schwierigkeitsgrade ergeben Spielfelder mit weniger Spielsteinarten.</text:p>
          </table:table-cell>
          <table:table-cell table:style-name="ce5"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11">
          <table:table-cell table:style-name="ce1" office:value-type="string">
            <text:p>SETTINGS_DESC_DYNCAM</text:p>
          </table:table-cell>
          <table:table-cell table:style-name="ce3" office:value-type="string">
            <text:p>If enabled, camera is deflected slightly when you move the mouse around</text:p>
          </table:table-cell>
          <table:table-cell table:style-name="ce3" office:value-type="string">
            <text:p>Если включено, камера слегка отклоняется при движении мыши</text:p>
          </table:table-cell>
          <table:table-cell table:style-name="ce3" office:value-type="string">
            <text:p>Wenn aktiviert, neigt sich die Ansicht bei Bewegungen der Maus</text:p>
          </table:table-cell>
          <table:table-cell table:style-name="ce5" office:value-type="string">
            <text:p>Si activée, la caméra défléchit légèrement lorsque vous bougez la souris autour</text:p>
          </table:table-cell>
          <table:table-cell table:number-columns-repeated="1019"/>
        </table:table-row>
        <table:table-row table:style-name="ro8">
          <table:table-cell table:style-name="ce1" office:value-type="string">
            <text:p>SETTINGS_DESC_DYNCAM_DEFLECTION</text:p>
          </table:table-cell>
          <table:table-cell table:style-name="ce3" office:value-type="string">
            <text:p>Camera deflection factor</text:p>
          </table:table-cell>
          <table:table-cell table:style-name="ce3" office:value-type="string">
            <text:p>Степень отклонения камеры</text:p>
          </table:table-cell>
          <table:table-cell table:style-name="ce3" office:value-type="string">
            <text:p>Neigungsfaktor der Ansicht</text:p>
          </table:table-cell>
          <table:table-cell table:style-name="ce5" office:value-type="string">
            <text:p>Faction de déflection de la caméra</text:p>
          </table:table-cell>
          <table:table-cell table:number-columns-repeated="1019"/>
        </table:table-row>
        <table:table-row table:style-name="ro9">
          <table:table-cell table:style-name="ce1" office:value-type="string">
            <text:p>SETTINGS_DESC_FULLSCREEN</text:p>
          </table:table-cell>
          <table:table-cell table:style-name="ce3" office:value-type="string">
            <text:p>Use the whole screen for the game</text:p>
          </table:table-cell>
          <table:table-cell table:style-name="ce3" office:value-type="string">
            <text:p>Использовать весь экран для игры</text:p>
          </table:table-cell>
          <table:table-cell table:style-name="ce3" office:value-type="string">
            <text:p>Benutze den ganzen Bildschirm für das Spiel</text:p>
          </table:table-cell>
          <table:table-cell table:style-name="ce5"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3" office:value-type="string">
            <text:p>Game behaviour</text:p>
          </table:table-cell>
          <table:table-cell table:style-name="ce3" office:value-type="string">
            <text:p>Поведение игры</text:p>
          </table:table-cell>
          <table:table-cell table:style-name="ce3" office:value-type="string">
            <text:p>Spielverhalten</text:p>
          </table:table-cell>
          <table:table-cell table:style-name="ce5" office:value-type="string">
            <text:p>Comportement du jeu</text:p>
          </table:table-cell>
          <table:table-cell table:number-columns-repeated="1019"/>
        </table:table-row>
        <table:table-row table:style-name="ro13">
          <table:table-cell table:style-name="ce1" office:value-type="string">
            <text:p>SETTINGS_DESC_GFX_QUALITY</text:p>
          </table:table-cell>
          <table:table-cell table:style-name="ce3" office:value-type="string">
            <text:p>Select desired quality instead of tweaking each video parameter. If you want to tweak everything manually, select Custom.</text:p>
          </table:table-cell>
          <table:table-cell table:style-name="ce3"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3" office:value-type="string">
            <text:p>Wählen Sie eine Qualitätseinstellung, wenn Sie nicht jeden einzelnen Grafikparameter einstellen wollen. Wählen Sie Benutzerdefiniert, wenn Sie jede Einstellung selber vornehmen möchten.</text:p>
          </table:table-cell>
          <table:table-cell table:style-name="ce5"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14">
          <table:table-cell table:style-name="ce1" office:value-type="string">
            <text:p>SETTINGS_DESC_HIGHLIGHT_LAYERS</text:p>
          </table:table-cell>
          <table:table-cell table:style-name="ce3" office:value-type="string">
            <text:p>Highlight layers of tiles to easier tell them apart</text:p>
          </table:table-cell>
          <table:table-cell table:style-name="ce3" office:value-type="string">
            <text:p>Подсвечивать слои фишек, чтобы легче различать их</text:p>
          </table:table-cell>
          <table:table-cell table:style-name="ce3" office:value-type="string">
            <text:p>Ebenen werden hervorgehoben, um einen besseren Überblick zu bekommen</text:p>
          </table:table-cell>
          <table:table-cell table:style-name="ce5" office:value-type="string">
            <text:p>Surligner les couches pour les distinguer plus facilement</text:p>
          </table:table-cell>
          <table:table-cell table:number-columns-repeated="1019"/>
        </table:table-row>
        <table:table-row table:style-name="ro13">
          <table:table-cell table:style-name="ce1" office:value-type="string">
            <text:p>SETTINGS_DESC_GENERAL_VOLUME</text:p>
          </table:table-cell>
          <table:table-cell table:style-name="ce3" office:value-type="string">
            <text:p>General volume controls the volume of both sound effects and background music. If you disable it, the game will make no sound.</text:p>
          </table:table-cell>
          <table:table-cell table:style-name="ce3"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3" office:value-type="string">
            <text:p>Die Allgemeine Lautstärke regelt die Lautstärke sowohl der Soundeffekte als auch der Musik. Wenn Sie es deaktivieren, wird das Spiel keinen Sound ausgeben.</text:p>
          </table:table-cell>
          <table:table-cell table:style-name="ce5"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3" office:value-type="string">
            <text:p>Language of the game</text:p>
          </table:table-cell>
          <table:table-cell table:style-name="ce3" office:value-type="string">
            <text:p>Язык игры</text:p>
          </table:table-cell>
          <table:table-cell table:style-name="ce3" office:value-type="string">
            <text:p>Sprache des Spiels</text:p>
          </table:table-cell>
          <table:table-cell table:style-name="ce5" office:value-type="string">
            <text:p>Langage du jeu</text:p>
          </table:table-cell>
          <table:table-cell table:number-columns-repeated="1019"/>
        </table:table-row>
        <table:table-row table:style-name="ro14">
          <table:table-cell table:style-name="ce1" office:value-type="string">
            <text:p>SETTINGS_DESC_MOUSE_SENSITIVITY</text:p>
          </table:table-cell>
          <table:table-cell table:style-name="ce3" office:value-type="string">
            <text:p>The higher the sensitivity, the faster the mouse moves</text:p>
          </table:table-cell>
          <table:table-cell table:style-name="ce3" office:value-type="string">
            <text:p>Чем выше чувствительность, тем быстрее двигается мышь</text:p>
          </table:table-cell>
          <table:table-cell table:style-name="ce3" office:value-type="string">
            <text:p>Je höher die Sensitivität, desto schneller wird sich die Maus bewegen</text:p>
          </table:table-cell>
          <table:table-cell table:style-name="ce5" office:value-type="string">
            <text:p>Plus la sensibilité est haute, plus vite la souris se déplace</text:p>
          </table:table-cell>
          <table:table-cell table:number-columns-repeated="1019"/>
        </table:table-row>
        <table:table-row table:style-name="ro15">
          <table:table-cell table:style-name="ce1" office:value-type="string">
            <text:p>SETTINGS_DESC_MUSIC_PACKS</text:p>
          </table:table-cell>
          <table:table-cell table:style-name="ce3" office:value-type="string">
            <text:p>Music packs contain various groups of music tracks. If you disable them all, there will be no background music.</text:p>
          </table:table-cell>
          <table:table-cell table:style-name="ce3"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3" office:value-type="string">
            <text:p>Musikpakete enthalten verschiedene Gruppen von Musikstücken. Wenn Sie alle deaktivieren, wird keine Hintergrundmusik ausgegeben.</text:p>
          </table:table-cell>
          <table:table-cell table:style-name="ce5" office:value-type="string">
            <text:p>Les packs de musique contiennent différents groupes de pistes musicales. Si vous les désactivez tous, il n'y aura pas de musique de fond.</text:p>
          </table:table-cell>
          <table:table-cell table:number-columns-repeated="1019"/>
        </table:table-row>
        <table:table-row table:style-name="ro8">
          <table:table-cell table:style-name="ce1" office:value-type="string">
            <text:p>SETTINGS_DESC_MUSIC_VOLUME</text:p>
          </table:table-cell>
          <table:table-cell table:style-name="ce3" office:value-type="string">
            <text:p>Background music volume</text:p>
          </table:table-cell>
          <table:table-cell table:style-name="ce3" office:value-type="string">
            <text:p>Громкость фоновой музыки</text:p>
          </table:table-cell>
          <table:table-cell table:style-name="ce3" office:value-type="string">
            <text:p>Lautstärke Hintergrundmusik</text:p>
          </table:table-cell>
          <table:table-cell table:style-name="ce5" office:value-type="string">
            <text:p>Volume de la musique de fond</text:p>
          </table:table-cell>
          <table:table-cell table:number-columns-repeated="1019"/>
        </table:table-row>
        <table:table-row table:style-name="ro8">
          <table:table-cell table:style-name="ce1" office:value-type="string">
            <text:p>SETTINGS_DESC_ONLY_HORIZONTAL</text:p>
          </table:table-cell>
          <table:table-cell table:style-name="ce3" office:value-type="string">
            <text:p>Horizontal deflection only</text:p>
          </table:table-cell>
          <table:table-cell table:style-name="ce3" office:value-type="string">
            <text:p>Отклонение лишь по горизонтали</text:p>
          </table:table-cell>
          <table:table-cell table:style-name="ce3" office:value-type="string">
            <text:p>Nur horizontale Neigung</text:p>
          </table:table-cell>
          <table:table-cell table:style-name="ce5" office:value-type="string">
            <text:p>Déflection horizontale seulement</text:p>
          </table:table-cell>
          <table:table-cell table:number-columns-repeated="1019"/>
        </table:table-row>
        <table:table-row table:style-name="ro16">
          <table:table-cell table:style-name="ce1" office:value-type="string">
            <text:p>SETTINGS_DESC_RES</text:p>
          </table:table-cell>
          <table:table-cell table:style-name="ce3" office:value-type="string">
            <text:p>Game window resolution. Contains several standard resolutions and current one on the last line if it differs from standard ones. Try to resize the window and you'll see it changing.</text:p>
          </table:table-cell>
          <table:table-cell table:style-name="ce3"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3"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5"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7">
          <table:table-cell table:style-name="ce1" office:value-type="string">
            <text:p>SETTINGS_DESC_RESTRICT_CAM_ROTATION</text:p>
          </table:table-cell>
          <table:table-cell table:style-name="ce3" office:value-type="string">
            <text:p>When restricted, camera is only allowed to move in a range that is most suitable for playing. However, if you want to look around, you can remove the restriction and rotate freely.</text:p>
          </table:table-cell>
          <table:table-cell table:style-name="ce3"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3"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5"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3" office:value-type="string">
            <text:p>Scene deifines the look of environment for tiles</text:p>
          </table:table-cell>
          <table:table-cell table:style-name="ce3" office:value-type="string">
            <text:p>Сцена определяет вид окружения для фишек</text:p>
          </table:table-cell>
          <table:table-cell table:style-name="ce3" office:value-type="string">
            <text:p>Szene definiert das Aussehen der Umgebung <text:s/>für die Spielsteine</text:p>
          </table:table-cell>
          <table:table-cell table:style-name="ce5" office:value-type="string">
            <text:p>La scène définit l'aspect de l'environnement pour les tuiles</text:p>
          </table:table-cell>
          <table:table-cell table:number-columns-repeated="1019"/>
        </table:table-row>
        <table:table-row table:style-name="ro12">
          <table:table-cell table:style-name="ce1" office:value-type="string">
            <text:p>SETTINGS_DESC_SHADERS</text:p>
          </table:table-cell>
          <table:table-cell table:style-name="ce3" office:value-type="string">
            <text:p>If enabled, objects will look more natural</text:p>
          </table:table-cell>
          <table:table-cell table:style-name="ce3" office:value-type="string">
            <text:p>Если включено, объекты будут выглядеть более правдоподобно</text:p>
          </table:table-cell>
          <table:table-cell table:style-name="ce3" office:value-type="string">
            <text:p>Wenn aktiviert, sehen die Objekte natürlicher aus.</text:p>
          </table:table-cell>
          <table:table-cell table:style-name="ce5" office:value-type="string">
            <text:p>Si activé, les objets paraîtront plus naturels</text:p>
          </table:table-cell>
          <table:table-cell table:number-columns-repeated="1019"/>
        </table:table-row>
        <table:table-row table:style-name="ro9">
          <table:table-cell table:style-name="ce1" office:value-type="string">
            <text:p>SETTINGS_DESC_SHADOWS</text:p>
          </table:table-cell>
          <table:table-cell table:style-name="ce3" office:value-type="string">
            <text:p>If enabled, objects cast shadows</text:p>
          </table:table-cell>
          <table:table-cell table:style-name="ce3" office:value-type="string">
            <text:p>Если включено, объекты отбрасывают тень</text:p>
          </table:table-cell>
          <table:table-cell table:style-name="ce3" office:value-type="string">
            <text:p>Wenn aktiviert, werfen die Objekte Schatten.</text:p>
          </table:table-cell>
          <table:table-cell table:style-name="ce5" office:value-type="string">
            <text:p>Si activé, les objets perdent leur ombre</text:p>
          </table:table-cell>
          <table:table-cell table:number-columns-repeated="1019"/>
        </table:table-row>
        <table:table-row table:style-name="ro8">
          <table:table-cell table:style-name="ce1" office:value-type="string">
            <text:p>SETTINGS_DESC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5" office:value-type="string">
            <text:p>Volume des effets sonores</text:p>
          </table:table-cell>
          <table:table-cell table:number-columns-repeated="1019"/>
        </table:table-row>
        <table:table-row table:style-name="ro9">
          <table:table-cell table:style-name="ce1" office:value-type="string">
            <text:p>SETTINGS_DESC_TEXTURE_FILTERING</text:p>
          </table:table-cell>
          <table:table-cell table:style-name="ce3" office:value-type="string">
            <text:p>Defines smoothness of textures on objects</text:p>
          </table:table-cell>
          <table:table-cell table:style-name="ce3" office:value-type="string">
            <text:p>Определяет гладкость текстур на объектах</text:p>
          </table:table-cell>
          <table:table-cell table:style-name="ce3" office:value-type="string">
            <text:p>Definiert die Gleichmäßigkeit der Texturen auf Objekten</text:p>
          </table:table-cell>
          <table:table-cell table:style-name="ce5" office:value-type="string">
            <text:p>Définit la douceur des textures sur les objets</text:p>
          </table:table-cell>
          <table:table-cell table:number-columns-repeated="1019"/>
        </table:table-row>
        <table:table-row table:style-name="ro12">
          <table:table-cell table:style-name="ce1" office:value-type="string">
            <text:p>SETTINGS_DESC_THEME</text:p>
          </table:table-cell>
          <table:table-cell table:style-name="ce3" office:value-type="string">
            <text:p>Theme defines the look of tiles and victory/loss sounds/screens</text:p>
          </table:table-cell>
          <table:table-cell table:style-name="ce3" office:value-type="string">
            <text:p>Тема определяет вид фишек и звуки/экраны победы/поражения</text:p>
          </table:table-cell>
          <table:table-cell table:style-name="ce3" office:value-type="string">
            <text:p>Das Theme definiert das Aussehen der Spielsteine und der Sounds &amp; Grafiken bei Sieg/Niederlage.</text:p>
          </table:table-cell>
          <table:table-cell table:style-name="ce5"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3" office:value-type="string">
            <text:p>Game look</text:p>
          </table:table-cell>
          <table:table-cell table:style-name="ce3" office:value-type="string">
            <text:p>Вид игры</text:p>
          </table:table-cell>
          <table:table-cell table:style-name="ce3" office:value-type="string">
            <text:p>Aussehen des Spiels</text:p>
          </table:table-cell>
          <table:table-cell table:style-name="ce5" office:value-type="string">
            <text:p>Aspect du jeu</text:p>
          </table:table-cell>
          <table:table-cell table:number-columns-repeated="1019"/>
        </table:table-row>
        <table:table-row table:style-name="ro9">
          <table:table-cell table:style-name="ce1" office:value-type="string">
            <text:p>SETTINGS_DESC_TILE</text:p>
          </table:table-cell>
          <table:table-cell table:style-name="ce3" office:value-type="string">
            <text:p>The higher the quality, the better tiles look</text:p>
          </table:table-cell>
          <table:table-cell table:style-name="ce3" office:value-type="string">
            <text:p>Чем выше качество, тем лучше фишки выглядят</text:p>
          </table:table-cell>
          <table:table-cell table:style-name="ce3" office:value-type="string">
            <text:p>Je höher die Qualität, desto besser sehen die Spielsteine aus</text:p>
          </table:table-cell>
          <table:table-cell table:style-name="ce5" office:value-type="string">
            <text:p>Plus la qualité est haute, meilleur est l'aspect des tuiles</text:p>
          </table:table-cell>
          <table:table-cell table:number-columns-repeated="1019"/>
        </table:table-row>
        <table:table-row table:style-name="ro18">
          <table:table-cell table:style-name="ce1" office:value-type="string">
            <text:p>SETTINGS_DESC_VIDEO</text:p>
          </table:table-cell>
          <table:table-cell table:style-name="ce3"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3"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3"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5"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3" office:value-type="string">
            <text:p>Enable this if you experience screen tearing</text:p>
          </table:table-cell>
          <table:table-cell table:style-name="ce3" office:value-type="string">
            <text:p>Включите это, если изображение на экране «рвётся»</text:p>
          </table:table-cell>
          <table:table-cell table:style-name="ce3" office:value-type="string">
            <text:p>Aktivieren Sie diese Einstellung, wenn Sie Tearing feststellen</text:p>
          </table:table-cell>
          <table:table-cell table:style-name="ce5"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5"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3" office:value-type="string">
            <text:p>Dynamic camera</text:p>
          </table:table-cell>
          <table:table-cell table:style-name="ce3" office:value-type="string">
            <text:p>Динамическая камера</text:p>
          </table:table-cell>
          <table:table-cell table:style-name="ce3" office:value-type="string">
            <text:p>Dynamische Kamera</text:p>
          </table:table-cell>
          <table:table-cell table:style-name="ce5" office:value-type="string">
            <text:p>Caméra dynamique</text:p>
          </table:table-cell>
          <table:table-cell table:number-columns-repeated="1019"/>
        </table:table-row>
        <table:table-row table:style-name="ro9">
          <table:table-cell table:style-name="ce1" office:value-type="string">
            <text:p>SETTINGS_DYNCAM_DEFLECTION</text:p>
          </table:table-cell>
          <table:table-cell table:style-name="ce3" office:value-type="string">
            <text:p>Deflection of dynamic camera:</text:p>
          </table:table-cell>
          <table:table-cell table:style-name="ce3" office:value-type="string">
            <text:p>Отклонение динамической камеры:</text:p>
          </table:table-cell>
          <table:table-cell table:style-name="ce3" office:value-type="string">
            <text:p>Ablenkung der dynamischen Kamera:</text:p>
          </table:table-cell>
          <table:table-cell table:style-name="ce5"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3" office:value-type="string">
            <text:p>forum</text:p>
          </table:table-cell>
          <table:table-cell table:style-name="ce3" office:value-type="string">
            <text:p>форум</text:p>
          </table:table-cell>
          <table:table-cell table:style-name="ce3" office:value-type="string">
            <text:p>Forum</text:p>
          </table:table-cell>
          <table:table-cell table:style-name="ce5"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3" office:value-type="string">
            <text:p>Highlight layers</text:p>
          </table:table-cell>
          <table:table-cell table:style-name="ce3" office:value-type="string">
            <text:p>Подсвечивать слои</text:p>
          </table:table-cell>
          <table:table-cell table:style-name="ce3" office:value-type="string">
            <text:p>Ebenen hervorheben</text:p>
          </table:table-cell>
          <table:table-cell table:style-name="ce5" office:value-type="string">
            <text:p>Surligner les couches</text:p>
          </table:table-cell>
          <table:table-cell table:number-columns-repeated="1019"/>
        </table:table-row>
        <table:table-row table:style-name="ro8">
          <table:table-cell table:style-name="ce1" office:value-type="string">
            <text:p>SETTINGS_LINK_FORUM_VIDEO_SETTINGS</text:p>
          </table:table-cell>
          <table:table-cell table:style-name="ce3" office:value-type="string">
            <text:p><text:a xlink:href="http://opengamestudio.org/topic/video-settings-autodetection">http://opengamestudio.org/topic/video-settings-autodetection</text:a></text:p>
          </table:table-cell>
          <table:table-cell table:style-name="ce3" table:number-columns-repeated="2"/>
          <table:table-cell table:style-name="ce5"/>
          <table:table-cell table:number-columns-repeated="1019"/>
        </table:table-row>
        <table:table-row table:style-name="ro3">
          <table:table-cell table:style-name="ce1" office:value-type="string">
            <text:p>SETTINGS_LANGUAGE</text:p>
          </table:table-cell>
          <table:table-cell table:style-name="ce3" office:value-type="string">
            <text:p>Language:</text:p>
          </table:table-cell>
          <table:table-cell table:style-name="ce3" office:value-type="string">
            <text:p>Язык:</text:p>
          </table:table-cell>
          <table:table-cell table:style-name="ce3" office:value-type="string">
            <text:p>Sprache:</text:p>
          </table:table-cell>
          <table:table-cell table:style-name="ce5"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5"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5"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3" office:value-type="string">
            <text:p>Music volume:</text:p>
          </table:table-cell>
          <table:table-cell table:style-name="ce3" office:value-type="string">
            <text:p>Громкость музыки:</text:p>
          </table:table-cell>
          <table:table-cell table:style-name="ce3" office:value-type="string">
            <text:p>Musik-Lautstärke:</text:p>
          </table:table-cell>
          <table:table-cell table:style-name="ce5"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5"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5" office:value-type="string">
            <text:p>Résolution :</text:p>
          </table:table-cell>
          <table:table-cell table:number-columns-repeated="1019"/>
        </table:table-row>
        <table:table-row table:style-name="ro8">
          <table:table-cell table:style-name="ce1"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style-name="ce3" office:value-type="string">
            <text:p>Kameradrehung einschränken</text:p>
          </table:table-cell>
          <table:table-cell table:style-name="ce5"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3" office:value-type="string">
            <text:p>Scene:</text:p>
          </table:table-cell>
          <table:table-cell table:style-name="ce3" office:value-type="string">
            <text:p>Сцена:</text:p>
          </table:table-cell>
          <table:table-cell table:style-name="ce3" office:value-type="string">
            <text:p>Szene</text:p>
          </table:table-cell>
          <table:table-cell table:style-name="ce5"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5"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3" office:value-type="string">
            <text:p>Shaders</text:p>
          </table:table-cell>
          <table:table-cell table:style-name="ce3" office:value-type="string">
            <text:p>Шейдеры</text:p>
          </table:table-cell>
          <table:table-cell table:style-name="ce3" office:value-type="string">
            <text:p>Shader</text:p>
          </table:table-cell>
          <table:table-cell table:style-name="ce5" office:value-type="string">
            <text:p>Shaders</text:p>
          </table:table-cell>
          <table:table-cell table:number-columns-repeated="1019"/>
        </table:table-row>
        <table:table-row table:style-name="ro3">
          <table:table-cell table:style-name="ce1" office:value-type="string">
            <text:p>SETTINGS_SHADOWS</text:p>
          </table:table-cell>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5"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filterung:</text:p>
          </table:table-cell>
          <table:table-cell table:style-name="ce5"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3" office:value-type="string">
            <text:p>Themes</text:p>
          </table:table-cell>
          <table:table-cell table:style-name="ce3" office:value-type="string">
            <text:p>Темы</text:p>
          </table:table-cell>
          <table:table-cell table:style-name="ce3" office:value-type="string">
            <text:p>Theme</text:p>
          </table:table-cell>
          <table:table-cell table:style-name="ce5" office:value-type="string">
            <text:p>Thèmes</text:p>
          </table:table-cell>
          <table:table-cell table:number-columns-repeated="1019"/>
        </table:table-row>
        <table:table-row table:style-name="ro3">
          <table:table-cell table:style-name="ce1" office:value-type="string">
            <text:p>SETTINGS_THEME</text:p>
          </table:table-cell>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5" office:value-type="string">
            <text:p>Thème :</text:p>
          </table:table-cell>
          <table:table-cell table:number-columns-repeated="1019"/>
        </table:table-row>
        <table:table-row table:style-name="ro4">
          <table:table-cell table:style-name="ce1" office:value-type="string">
            <text:p>SETTINGS_TILE</text:p>
          </table:table-cell>
          <table:table-cell table:style-name="ce3" office:value-type="string">
            <text:p>Tile detalization:</text:p>
          </table:table-cell>
          <table:table-cell table:style-name="ce3" office:value-type="string">
            <text:p>Детализация фишки:</text:p>
          </table:table-cell>
          <table:table-cell table:style-name="ce3" office:value-type="string">
            <text:p>Details der Spielsteine:</text:p>
          </table:table-cell>
          <table:table-cell table:style-name="ce5"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5" office:value-type="string">
            <text:p>Vidéo</text:p>
          </table:table-cell>
          <table:table-cell table:number-columns-repeated="1019"/>
        </table:table-row>
        <table:table-row table:style-name="ro4">
          <table:table-cell table:style-name="ce1" office:value-type="string">
            <text:p>SETTINGS_VSYNC</text:p>
          </table:table-cell>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5" office:value-type="string">
            <text:p>VSync</text:p>
          </table:table-cell>
          <table:table-cell table:number-columns-repeated="1019"/>
        </table:table-row>
        <table:table-row table:style-name="ro3">
          <table:table-cell table:style-name="ce1" office:value-type="string">
            <text:p>STATISTIC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5"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3" office:value-type="string">
            <text:p>Fair games only</text:p>
          </table:table-cell>
          <table:table-cell table:style-name="ce3" office:value-type="string">
            <text:p>Только честные партии</text:p>
          </table:table-cell>
          <table:table-cell table:style-name="ce3" office:value-type="string">
            <text:p>Nur faire Spiele</text:p>
          </table:table-cell>
          <table:table-cell table:style-name="ce5"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5" office:value-type="string">
            <text:p>Jeu</text:p>
          </table:table-cell>
          <table:table-cell table:number-columns-repeated="1019"/>
        </table:table-row>
        <table:table-row table:style-name="ro3">
          <table:table-cell table:style-name="ce1" office:value-type="string">
            <text:p>STATISTICS_LAYOUT</text:p>
          </table:table-cell>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5" office:value-type="string">
            <text:p>Disposition</text:p>
          </table:table-cell>
          <table:table-cell table:number-columns-repeated="1019"/>
        </table:table-row>
        <table:table-row table:style-name="ro3">
          <table:table-cell table:style-name="ce1" office:value-type="string">
            <text:p>STATISTICS_NAME</text:p>
          </table:table-cell>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5" office:value-type="string">
            <text:p>Nom</text:p>
          </table:table-cell>
          <table:table-cell table:number-columns-repeated="1019"/>
        </table:table-row>
        <table:table-row table:style-name="ro4">
          <table:table-cell table:style-name="ce1" office:value-type="string">
            <text:p>STATISTICS_SHISENSHO_G</text:p>
          </table:table-cell>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5" office:value-type="string">
            <text:p>Shisen-Sho g</text:p>
          </table:table-cell>
          <table:table-cell table:number-columns-repeated="1019"/>
        </table:table-row>
        <table:table-row table:style-name="ro8">
          <table:table-cell table:style-name="ce1" office:value-type="string">
            <text:p>TEXTURE_FILTERING_ANISOTROPIC</text:p>
          </table:table-cell>
          <table:table-cell table:style-name="ce3" office:value-type="string">
            <text:p>Anisotropic</text:p>
          </table:table-cell>
          <table:table-cell table:style-name="ce3" office:value-type="string">
            <text:p>Анизотропная</text:p>
          </table:table-cell>
          <table:table-cell table:style-name="ce3" office:value-type="string">
            <text:p>Anisotropisch</text:p>
          </table:table-cell>
          <table:table-cell table:style-name="ce5"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5"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3" office:value-type="string">
            <text:p>Bilinear</text:p>
          </table:table-cell>
          <table:table-cell table:style-name="ce3" office:value-type="string">
            <text:p>Билинейная</text:p>
          </table:table-cell>
          <table:table-cell table:style-name="ce3" office:value-type="string">
            <text:p>Bilinear</text:p>
          </table:table-cell>
          <table:table-cell table:style-name="ce5"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5"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5" office:value-type="string">
            <text:p>Trilinéaire</text:p>
          </table:table-cell>
          <table:table-cell table:number-columns-repeated="1019"/>
        </table:table-row>
        <table:table-row table:style-name="ro3">
          <table:table-cell table:style-name="ce1" office:value-type="string">
            <text:p>THEME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5" office:value-type="string">
            <text:p>Classique</text:p>
          </table:table-cell>
          <table:table-cell table:number-columns-repeated="1019"/>
        </table:table-row>
        <table:table-row table:style-name="ro3">
          <table:table-cell table:style-name="ce1" office:value-type="string">
            <text:p>THEME_DISTROS</text:p>
          </table:table-cell>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style-name="ce5" office:value-type="string">
            <text:p>Distros</text:p>
          </table:table-cell>
          <table:table-cell table:number-columns-repeated="1019"/>
        </table:table-row>
        <table:table-row table:style-name="ro3">
          <table:table-cell table:style-name="ce1" office:value-type="string">
            <text:p>TILE_LOW</text:p>
          </table:table-cell>
          <table:table-cell table:style-name="ce3" office:value-type="string">
            <text:p>Low</text:p>
          </table:table-cell>
          <table:table-cell table:style-name="ce3" office:value-type="string">
            <text:p>Низкая</text:p>
          </table:table-cell>
          <table:table-cell table:style-name="ce3" office:value-type="string">
            <text:p>Niedrig</text:p>
          </table:table-cell>
          <table:table-cell table:style-name="ce5" office:value-type="string">
            <text:p>Bas</text:p>
          </table:table-cell>
          <table:table-cell table:number-columns-repeated="1019"/>
        </table:table-row>
        <table:table-row table:style-name="ro3">
          <table:table-cell table:style-name="ce1" office:value-type="string">
            <text:p>TILE_MEDIUM</text:p>
          </table:table-cell>
          <table:table-cell table:style-name="ce3" office:value-type="string">
            <text:p>Medium</text:p>
          </table:table-cell>
          <table:table-cell table:style-name="ce3" office:value-type="string">
            <text:p>Средняя</text:p>
          </table:table-cell>
          <table:table-cell table:style-name="ce3" office:value-type="string">
            <text:p>Mittel</text:p>
          </table:table-cell>
          <table:table-cell table:style-name="ce5" office:value-type="string">
            <text:p>Moyen</text:p>
          </table:table-cell>
          <table:table-cell table:number-columns-repeated="1019"/>
        </table:table-row>
        <table:table-row table:style-name="ro3">
          <table:table-cell table:style-name="ce1" office:value-type="string">
            <text:p>TILE_HIGH</text:p>
          </table:table-cell>
          <table:table-cell table:style-name="ce3" office:value-type="string">
            <text:p>High</text:p>
          </table:table-cell>
          <table:table-cell table:style-name="ce3" office:value-type="string">
            <text:p>Высокая</text:p>
          </table:table-cell>
          <table:table-cell table:style-name="ce3" office:value-type="string">
            <text:p>Hoch</text:p>
          </table:table-cell>
          <table:table-cell table:style-name="ce5" office:value-type="string">
            <text:p>Haut</text:p>
          </table:table-cell>
          <table:table-cell table:number-columns-repeated="1019"/>
        </table:table-row>
        <table:table-row table:style-name="ro13">
          <table:table-cell table:style-name="ce1" office:value-type="string">
            <text:p>TUTORIAL_LOSS</text:p>
          </table:table-cell>
          <table:table-cell table:style-name="ce3" office:value-type="string">
            <text:p>There are no more turns left. You can undo the last turn, shuffle tiles, restart the game, or start a new one.</text:p>
          </table:table-cell>
          <table:table-cell table:style-name="ce3"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3" office:value-type="string">
            <text:p>Es sind keine Züge mehr möglich. Sie können den letzten Zug rückgängig machen, die Spielsteine neu mischen oder ein neues Spiel starten.</text:p>
          </table:table-cell>
          <table:table-cell table:style-name="ce5" office:value-type="string">
            <text:p>Il ne reste pas d'autre tour. Vous pouvez défaire le dernier tour, mélanger les tuiles, redémarrer le jeu ou en démarrer un nouveau.</text:p>
          </table:table-cell>
          <table:table-cell table:number-columns-repeated="1019"/>
        </table:table-row>
        <table:table-row table:style-name="ro10">
          <table:table-cell table:style-name="ce1" office:value-type="string">
            <text:p>TUTORIAL_START</text:p>
          </table:table-cell>
          <table:table-cell table:style-name="ce3"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3"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3"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5"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20">
          <table:table-cell table:style-name="ce1" office:value-type="string">
            <text:p>TUTORIAL_VICTORY</text:p>
          </table:table-cell>
          <table:table-cell table:style-name="ce3" office:value-type="string">
            <text:p>Congratulations! You won!</text:p>
            <text:p>Enter your name and check out statistics to see if you made it to the top.</text:p>
          </table:table-cell>
          <table:table-cell table:style-name="ce3" office:value-type="string">
            <text:p>Поздравляем! Вы победили!</text:p>
            <text:p>Введите своё имя и проверьте статистику, может быть, вы поставили рекорд.</text:p>
          </table:table-cell>
          <table:table-cell table:style-name="ce3" office:value-type="string">
            <text:p>ве</text:p>
          </table:table-cell>
          <table:table-cell table:style-name="ce5"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5" office:value-type="string">
            <text:p>Oui</text:p>
          </table:table-cell>
          <table:table-cell table:number-columns-repeated="1019"/>
        </table:table-row>
        <table:table-row table:style-name="ro2" table:number-rows-repeated="1048444">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23.01.2012</text:date>, <text:time>19:36:59</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23T19:36:59</dc:date>
    <meta:editing-cycles>13</meta:editing-cycles>
    <meta:editing-duration>PT1H25M46S</meta:editing-duration>
    <meta:generator>LibreOffice/3.4$Unix LibreOffice_project/340m1$Build-402</meta:generator>
    <meta:document-statistic meta:table-count="3" meta:cell-count="646" meta:object-count="0"/>
  </office:meta>
</office:document-meta>
</file>